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ass Cat</text:p>
      <text:p text:style-name="Standard">{</text:p>
      <text:p text:style-name="Standard"><text:s text:c="4"/>private String name;</text:p>
      <text:p text:style-name="Standard"><text:s text:c="4"/>private int age;</text:p>
      <text:p text:style-name="Standard"><text:s text:c="4"/>public Cat()</text:p>
      <text:p text:style-name="Standard"><text:s text:c="4"/>{</text:p>
      <text:p text:style-name="Standard"><text:s text:c="8"/>this.name="unknown";</text:p>
      <text:p text:style-name="Standard"><text:s text:c="8"/>this.age=0;</text:p>
      <text:p text:style-name="Standard"><text:s text:c="4"/>}</text:p>
      <text:p text:style-name="Standard"><text:s text:c="4"/>public static void main(String [] agrs)</text:p>
      <text:p text:style-name="Standard"><text:s text:c="4"/>{</text:p>
      <text:p text:style-name="Standard"><text:s text:c="8"/>Cat myCat=new Cat();</text:p>
      <text:p text:style-name="Standard"><text:s text:c="8"/>System.out.println("Cat's name:" +myCat.name);</text:p>
      <text:p text:style-name="Standard"><text:s text:c="8"/>System.out.println("Cat's age:" +myCat.age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0:51:14.186562481</meta:creation-date>
    <dc:date>2024-09-19T10:52:39.707394088</dc:date>
    <meta:editing-duration>PT1M2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33" meta:character-count="315" meta:non-whitespace-character-count="226"/>
  </office:meta>
</office:document-meta>
</file>